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07.16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33.71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this Muse, D.E. data. Williams, G.C. data was resubmitted later with new REGID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75</text:p>
          </table:table-cell>
          <table:table-cell table:style-name="ce8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76</text:p>
          </table:table-cell>
          <table:table-cell table:style-name="ce8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77</text:p>
          </table:table-cell>
          <table:table-cell table:style-name="ce8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78</text:p>
          </table:table-cell>
          <table:table-cell table:style-name="ce8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79</text:p>
          </table:table-cell>
          <table:table-cell table:style-name="ce8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80</text:p>
          </table:table-cell>
          <table:table-cell table:style-name="ce8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81</text:p>
          </table:table-cell>
          <table:table-cell table:style-name="ce8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82</text:p>
          </table:table-cell>
          <table:table-cell table:style-name="ce8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83</text:p>
          </table:table-cell>
          <table:table-cell table:style-name="ce8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84</text:p>
          </table:table-cell>
          <table:table-cell table:style-name="ce8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85</text:p>
          </table:table-cell>
          <table:table-cell table:style-name="ce8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86</text:p>
          </table:table-cell>
          <table:table-cell table:style-name="ce8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87</text:p>
          </table:table-cell>
          <table:table-cell table:style-name="ce8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88</text:p>
          </table:table-cell>
          <table:table-cell table:style-name="ce8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89</text:p>
          </table:table-cell>
          <table:table-cell table:style-name="ce8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90</text:p>
          </table:table-cell>
          <table:table-cell table:style-name="ce8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91</text:p>
          </table:table-cell>
          <table:table-cell table:style-name="ce8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92</text:p>
          </table:table-cell>
          <table:table-cell table:style-name="ce8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93</text:p>
          </table:table-cell>
          <table:table-cell table:style-name="ce8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94</text:p>
          </table:table-cell>
          <table:table-cell table:style-name="ce8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95</text:p>
          </table:table-cell>
          <table:table-cell table:style-name="ce8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96</text:p>
          </table:table-cell>
          <table:table-cell table:style-name="ce8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97</text:p>
          </table:table-cell>
          <table:table-cell table:style-name="ce8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98</text:p>
          </table:table-cell>
          <table:table-cell table:style-name="ce8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499</text:p>
          </table:table-cell>
          <table:table-cell table:style-name="ce8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0</text:p>
          </table:table-cell>
          <table:table-cell table:style-name="ce8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1</text:p>
          </table:table-cell>
          <table:table-cell table:style-name="ce8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2</text:p>
          </table:table-cell>
          <table:table-cell table:style-name="ce8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3</text:p>
          </table:table-cell>
          <table:table-cell table:style-name="ce8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4</text:p>
          </table:table-cell>
          <table:table-cell table:style-name="ce8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5</text:p>
          </table:table-cell>
          <table:table-cell table:style-name="ce8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DORCENIPAPIASY-UHFFFAOYSA-J</text:p>
          </table:table-cell>
          <table:table-cell table:style-name="ce8" office:value-type="string" calcext:value-type="string">
            <text:p>CN1[CH+]N(C)C2C1N(C)CN2C.CN1[CH+]N(C)C2C1N(C)CN2C.[Cl-].[Cl-].[Cl-].[Cl-].[Hg+2]</text:p>
          </table:table-cell>
          <table:table-cell table:style-name="ce8" office:value-type="string" calcext:value-type="string">
            <text:p>InChI=1S/2C8H17N4.4ClH.Hg/c2*1-9-5-10(2)8-7(9)11(3)6-12(8)4;;;;;/h2*5,7-8H,6H2,1-4H3;4*1H;/q2*+1;;;;;+2/p-4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AMBRAPWZBMJDEO-UHFFFAOYSA-L</text:p>
          </table:table-cell>
          <table:table-cell table:style-name="ce8" office:value-type="string" calcext:value-type="string">
            <text:p>C1=CC=C(P(C2=CC=CC=C2)C2=CC=CC=C2)C=C1.CN1CN(C)C23N(C)C(=O)N(C)C12N(C)C(=O)N3C.Cl[Pd]Cl</text:p>
          </table:table-cell>
          <table:table-cell table:style-name="ce8" office:value-type="string" calcext:value-type="string">
            <text:p>InChI=1S/C18H15P.C11H20N6O2.2ClH.Pd/c1-4-10-16(11-5-1)19(17-12-6-2-7-13-17)18-14-8-3-9-15-18;1-12-7-13(2)11-10(12,14(3)8(18)16(11)5)15(4)9(19)17(11)6;;;/h1-15H;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NTSRBBNEVXFLFS-UHFFFAOYSA-L</text:p>
          </table:table-cell>
          <table:table-cell table:style-name="ce8" office:value-type="string" calcext:value-type="string">
            <text:p>CN1CN(C)C23N(C)C(=O)N(C)C12N(C)C(=O)N3C.CN1CN(C)C23N(C)C(=O)N(C)C12N(C)C(=O)N3C.[Cl-].[Cl-].[Hg+2]</text:p>
          </table:table-cell>
          <table:table-cell table:style-name="ce8" office:value-type="string" calcext:value-type="string">
            <text:p>InChI=1S/2C11H20N6O2.2ClH.Hg/c2*1-12-7-13(2)11-10(12,14(3)8(18)16(11)5)15(4)9(19)17(11)6;;;/h2*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table:number-columns-repeated="3"/>
          <table:table-cell table:style-name="ce43"/>
          <table:table-cell table:number-columns-repeated="1013"/>
        </table:table-row>
        <table:table-row table:style-name="ro5" table:number-rows-repeated="1048066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510:Sheet1.B1048576 Sheet1.B1:Sheet1.B370 Sheet1.B372:Sheet1.B378 Sheet1.B392:Sheet1.B464 Sheet1.B476:Sheet1.B506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09:38:21.201576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1-23T09:41:40.214496113</dc:date>
    <meta:generator>LibreOffice/6.0.7.3$Linux_X86_64 LibreOffice_project/00m0$Build-3</meta:generator>
    <meta:editing-duration>PT1H32M6S</meta:editing-duration>
    <meta:editing-cycles>24</meta:editing-cycles>
    <meta:document-statistic meta:table-count="1" meta:cell-count="5564" meta:object-count="0"/>
    <meta:user-defined meta:name="AppVersion">16.0300</meta:user-defined>
    <meta:user-defined meta:name="Company">University Libraries</meta:user-defined>
  </office:meta>
</office:document-meta>
</file>